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</style:style>
    <style:style style:name="T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3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4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6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7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9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10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1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12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3" style:parent-style-name="Normal" style:family="paragraph">
      <style:paragraph-properties fo:margin-bottom="0in" fo:line-height="100%"/>
    </style:style>
    <style:style style:name="T14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/>
    </style:style>
    <style:style style:name="P16" style:parent-style-name="Normal" style:family="paragraph">
      <style:paragraph-properties fo:margin-top="0.0694in" fo:margin-bottom="0.0694in" fo:line-height="100%"/>
    </style:style>
    <style:style style:name="T17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1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19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2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21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2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23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2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25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2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27" style:parent-style-name="Normal" style:family="paragraph">
      <style:paragraph-properties fo:margin-bottom="0in" fo:line-height="100%"/>
    </style:style>
    <style:style style:name="T28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2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/>
    </style:style>
    <style:style style:name="P3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31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32" style:parent-style-name="Normal" style:list-style-name="LFO1" style:family="paragraph">
      <style:paragraph-properties fo:margin-top="0.0694in" fo:margin-bottom="0.0694in" fo:line-height="100%"/>
    </style:style>
    <style:style style:name="T33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3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35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3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37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3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39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40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41" style:parent-style-name="Normal" style:list-style-name="LFO1" style:family="paragraph">
      <style:paragraph-properties fo:margin-top="0.0694in" fo:margin-bottom="0.0694in" fo:line-height="100%"/>
    </style:style>
    <style:style style:name="T42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4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44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45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46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47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48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49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50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51" style:parent-style-name="Normal" style:family="paragraph">
      <style:paragraph-properties fo:margin-bottom="0in" fo:line-height="100%"/>
    </style:style>
    <style:style style:name="T52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5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/>
    </style:style>
    <style:style style:name="P54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55" style:parent-style-name="Normal" style:list-style-name="LFO2" style:family="paragraph">
      <style:paragraph-properties fo:margin-top="0.0694in" fo:margin-bottom="0.0694in" fo:line-height="100%"/>
    </style:style>
    <style:style style:name="T5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57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5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59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60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61" style:parent-style-name="Normal" style:list-style-name="LFO2" style:family="paragraph">
      <style:paragraph-properties fo:margin-top="0.0694in" fo:margin-bottom="0.0694in" fo:line-height="100%"/>
    </style:style>
    <style:style style:name="T62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6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64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65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66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67" style:parent-style-name="Normal" style:family="paragraph">
      <style:paragraph-properties fo:margin-bottom="0in" fo:line-height="100%"/>
    </style:style>
    <style:style style:name="T68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6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/>
    </style:style>
    <style:style style:name="P70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71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72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73" style:parent-style-name="Normal" style:family="paragraph">
      <style:paragraph-properties fo:margin-bottom="0in" fo:line-height="100%"/>
    </style:style>
    <style:style style:name="T74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7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/>
    </style:style>
    <style:style style:name="P76" style:parent-style-name="Normal" style:family="paragraph">
      <style:paragraph-properties fo:margin-top="0.0694in" fo:margin-bottom="0.0694in" fo:line-height="100%"/>
    </style:style>
    <style:style style:name="T7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78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79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8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81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Job Title:</text:span><text:span text:style-name="T3"><text:s/>Medical Director, Drug Safety / Pharmacovigilance</text:span><text:span text:style-name="T4"><text:line-break/></text:span><text:span text:style-name="T5">Company:</text:span><text:span text:style-name="T6"><text:s/>Ionis Pharmaceuticals</text:span><text:span text:style-name="T7"><text:line-break/></text:span><text:span text:style-name="T8">Location:</text:span><text:span text:style-name="T9"><text:s/>Remote (must reside within the United States)</text:span><text:span text:style-name="T10"><text:line-break/></text:span><text:span text:style-name="T11">Reports To:</text:span><text:span text:style-name="T12"><text:s/>Muneet Burke, Safety Team Lead (Hiring Manager)</text:span></text:p>
      <text:p text:style-name="P13"><text:span text:style-name="T14"><draw:custom-shape svg:x="0in" svg:y="0in" svg:width="45.51042in" svg:height="0.00139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h text:style-name="P15" text:outline-level="3">Job Summary</text:h>
      <text:p text:style-name="P16"><text:span text:style-name="T17">Ionis Pharmaceuticals — a pioneer in RNA-targeted therapeutics — is expanding its Drug Safety organization to support both its growing<text:s/></text:span><text:span text:style-name="T18">cardiometabolic commercial footprint</text:span><text:span text:style-name="T19"><text:s/>and an advancing late-stage pipeline. This role will serve as the<text:s/></text:span><text:span text:style-name="T20">Medical Director, Drug Safety / PV</text:span><text:span text:style-name="T21"><text:s/>with immediate impact on<text:s/></text:span><text:span text:style-name="T22">post-market safety oversight for Tryngolza (olezarsen)</text:span><text:span text:style-name="T23"><text:s/>and<text:s/></text:span><text:span text:style-name="T24">clinical safety strategy across ATTR-CM, Lp(a), and severe hypertriglyceridemia programs</text:span><text:span text:style-name="T25">.</text:span></text:p>
      <text:p text:style-name="P26">The Medical Director will partner cross-functionally with Clinical Development, Regulatory, and the Safety Oversight Committee (SOC) to ensure scientifically rigorous safety evaluation, signal detection, and global risk-mitigation activities across marketed and investigational programs.</text:p>
      <text:p text:style-name="P27"><text:span text:style-name="T28"><draw:custom-shape svg:x="0in" svg:y="0in" svg:width="45.51042in" svg:height="0.00139in" draw:z-index="0" draw:id="id1" draw:style-name="a1" draw:name="Horizontal Line 2" text:anchor-type="as-char"><svg:title/><svg:desc/><draw:enhanced-geometry draw:type="non-primitive" svg:viewBox="0 0 21600 21600" draw:enhanced-path="M 0 0 L 21600 0 21600 21600 0 21600 Z N"/></draw:custom-shape></text:span></text:p>
      <text:h text:style-name="P29" text:outline-level="3">Key Responsibilities</text:h>
      <text:p text:style-name="P30">(Aligned with Ionis’s published role expectations — — tailored to cardiometabolic/post-market scope)</text:p>
      <text:list text:style-name="LFO1" text:continue-numbering="true">
        <text:list-item>
          <text:p text:style-name="P31">Serve as the safety physician for Tryngolza (olezarsen), leading post-marketing signal detection, aggregate safety analysis, and all global safety deliverables (RMPs, PSUR/PBRERs, benefit-risk evaluations).</text:p>
        </text:list-item>
        <text:list-item>
          <text:p text:style-name="P32"><text:span text:style-name="T33">Lead clinical safety strategy for late-stage cardiometabolic assets, including programs in<text:s/></text:span><text:span text:style-name="T34">ATTR-CM</text:span><text:span text:style-name="T35">,<text:s/></text:span><text:span text:style-name="T36">Lp(a)-driven cardiovascular disease</text:span><text:span text:style-name="T37">, and<text:s/></text:span><text:span text:style-name="T38">severe hypertriglyceridemia</text:span><text:span text:style-name="T39">.</text:span></text:p>
        </text:list-item>
        <text:list-item>
          <text:p text:style-name="P40">Interpret clinical and post-marketing safety data, including literature, spontaneous reports, and clinical datasets, to characterize and communicate evolving safety profiles.</text:p>
        </text:list-item>
        <text:list-item>
          <text:p text:style-name="P41"><text:span text:style-name="T42">Author and provide medical review of regulatory safety documents including<text:s/></text:span><text:span text:style-name="T43">RMPs, PSUR/PBRERs, IBs, ICFs, CSRs, DSURs</text:span><text:span text:style-name="T44">, and safety sections of IND/MAA submissions.</text:span></text:p>
        </text:list-item>
        <text:list-item>
          <text:p text:style-name="P45">Provide medical judgment on complex safety issues and guide risk-mitigation strategies for both marketed products and investigational therapies.</text:p>
        </text:list-item>
        <text:list-item>
          <text:p text:style-name="P46">Present safety data to internal governance bodies (SOC), external advisory boards, and Data Safety Monitoring Boards (DSMBs).</text:p>
        </text:list-item>
        <text:list-item>
          <text:p text:style-name="P47">Lead or support benefit-risk assessments in response to Health Authority queries.</text:p>
        </text:list-item>
        <text:list-item>
          <text:p text:style-name="P48">Collaborate with partner companies on shared development programs; review Safety Data Exchange Agreements and jointly prepare routine safety summaries.</text:p>
        </text:list-item>
        <text:list-item>
          <text:p text:style-name="P49">Contribute to inspection readiness, SOP updates, audits, and vendor oversight.</text:p>
        </text:list-item>
        <text:list-item>
          <text:p text:style-name="P50">Stay current on cardiometabolic clinical landscape, including lipidology, amyloidosis, and emerging RNA-targeted technologies.</text:p>
        </text:list-item>
      </text:list>
      <text:p text:style-name="P51"><text:span text:style-name="T52"><draw:custom-shape svg:x="0in" svg:y="0in" svg:width="45.51042in" svg:height="0.00139in" draw:z-index="0" draw:id="id2" draw:style-name="a2" draw:name="Horizontal Line 3" text:anchor-type="as-char"><svg:title/><svg:desc/><draw:enhanced-geometry draw:type="non-primitive" svg:viewBox="0 0 21600 21600" draw:enhanced-path="M 0 0 L 21600 0 21600 21600 0 21600 Z N"/></draw:custom-shape></text:span></text:p>
      <text:h text:style-name="P53" text:outline-level="3">Required Qualifications</text:h>
      <text:list text:style-name="LFO2" text:continue-numbering="true">
        <text:list-item>
          <text:p text:style-name="P54">Medical Degree (MD, MBBS or equivalent).</text:p>
        </text:list-item>
        <text:list-item>
          <text:p text:style-name="P55"><text:span text:style-name="T56">5+ years post-marketing pharmacovigilance experience</text:span><text:span text:style-name="T57"><text:s/>in biotech or pharma, with demonstrated authorship of<text:s/></text:span><text:span text:style-name="T58">RMPs, PSUR/PBRERs</text:span><text:span text:style-name="T59">, and leadership of risk-mitigation activities.</text:span></text:p>
        </text:list-item>
        <text:list-item>
          <text:p text:style-name="P60">Strong background in clinical medicine with the ability to interpret complex clinical safety signals.</text:p>
        </text:list-item>
        <text:list-item>
          <text:p text:style-name="P61"><text:span text:style-name="T62">Experience supporting<text:s/></text:span><text:span text:style-name="T63">marketed products</text:span><text:span text:style-name="T64">, ideally including rare disease or cardiometabolic agents.</text:span></text:p>
        </text:list-item>
        <text:list-item>
          <text:p text:style-name="P65">Proven ability to lead signal management, benefit-risk evaluations, and HA interactions.</text:p>
        </text:list-item>
        <text:list-item>
          <text:p text:style-name="P66">Excellent cross-functional collaboration skills; ability to influence and communicate across varied technical and leadership levels.</text:p>
        </text:list-item>
      </text:list>
      <text:p text:style-name="P67"><text:span text:style-name="T68"><draw:custom-shape svg:x="0in" svg:y="0in" svg:width="45.51042in" svg:height="0.00139in" draw:z-index="0" draw:id="id3" draw:style-name="a3" draw:name="Horizontal Line 4" text:anchor-type="as-char"><svg:title/><svg:desc/><draw:enhanced-geometry draw:type="non-primitive" svg:viewBox="0 0 21600 21600" draw:enhanced-path="M 0 0 L 21600 0 21600 21600 0 21600 Z N"/></draw:custom-shape></text:span></text:p>
      <text:h text:style-name="P69" text:outline-level="3">Preferred Qualifications</text:h>
      <text:list text:style-name="LFO3" text:continue-numbering="true">
        <text:list-item>
          <text:p text:style-name="P70">Experience with rare cardiometabolic or lipidology products (FCS, severe HTG, ATTR-CM, Lp(a)).</text:p>
        </text:list-item>
        <text:list-item>
          <text:p text:style-name="P71">Prior involvement in RNA-targeted therapeutics or novel modality drug development.</text:p>
        </text:list-item>
        <text:list-item>
          <text:p text:style-name="P72">Experience with both development-stage and commercial-stage assets.</text:p>
        </text:list-item>
      </text:list>
      <text:p text:style-name="P73"><text:span text:style-name="T74"><draw:custom-shape svg:x="0in" svg:y="0in" svg:width="45.51042in" svg:height="0.00139in" draw:z-index="0" draw:id="id4" draw:style-name="a4" draw:name="Horizontal Line 5" text:anchor-type="as-char"><svg:title/><svg:desc/><draw:enhanced-geometry draw:type="non-primitive" svg:viewBox="0 0 21600 21600" draw:enhanced-path="M 0 0 L 21600 0 21600 21600 0 21600 Z N"/></draw:custom-shape></text:span></text:p>
      <text:h text:style-name="P75" text:outline-level="3">Compensation</text:h>
      <text:p text:style-name="P76"><text:span text:style-name="T77">Base Salary:</text:span><text:span text:style-name="T78"><text:s/>$275,000–$314,000</text:span><text:span text:style-name="T79"><text:line-break/></text:span><text:span text:style-name="T80">Additional:</text:span><text:span text:style-name="T81"><text:s/>Annual bonus, RSUs, comprehensive benefits, and additional incentives aligned with Ionis’s total rewards philosophy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ryan Blair</meta:initial-creator>
    <dc:creator>Bryan Blair</dc:creator>
    <meta:creation-date>2025-12-05T14:28:00Z</meta:creation-date>
    <dc:date>2025-12-05T14:29:00Z</dc:date>
    <meta:template xlink:href="Normal" xlink:type="simple"/>
    <meta:editing-cycles>1</meta:editing-cycles>
    <meta:editing-duration>PT60S</meta:editing-duration>
    <meta:document-statistic meta:page-count="2" meta:paragraph-count="7" meta:word-count="539" meta:character-count="3610" meta:row-count="25" meta:non-whitespace-character-count="3078"/>
  </office:meta>
</office:document-meta>
</file>